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  <table:table-cell office:value-type="string" calcext:value-type="string">
            <text:p>abil_eff_type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rse-slf-spe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over-item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-8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-tur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over-eg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imm-fi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boost-fire-h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slf-atk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<text:span text:style-name="T1">rse-slf-spdef</text:span>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atk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spdef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forecas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reveal-strong-mov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reveal-item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eat-berry-earl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se-slf-atk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negate-burn-d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fire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burn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honeygath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rse-slf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<text:span text:style-name="T1">rse-slf-</text:span>phy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low-slf-acu-8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eal-status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no-lower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mm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heal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-poi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mm-fli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mm-sle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low-opp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nc-pu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no-lower-acu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bypass-eva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dec-low-lv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ro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negate-item-ow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imm-status-su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grou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spik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arena-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edi-electric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imm-para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liquidooz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negate-pass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imm-froz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over-egg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eff-ste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enc-steal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over-inc-ro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rse-slf-def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in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oldbreak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imm-electric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rse-slf-spe-on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multityp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heal-status-swit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noguar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over-in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move-turn-norm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attrac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intimi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imm-taun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pinch-gras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imm-conf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over-pick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poisonhea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hy-poi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pressur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over-inc-high-lv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rse-slf-atk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rse-slf-spe-status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over-dec-enc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heal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inc-recoil-pow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rivalr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negate-reco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phy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runawa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weather-sa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<text:span text:style-name="T1">rse-slf-</text:span>eva-sa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imm-sa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over-dec-enc-sand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hit-ghos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double-eff-r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imm-shadow-ta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heal-status-chanc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no-cri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negate-opp-eff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row-max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slowstar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inc-crit-dm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rse-slf-eva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imm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over-dec-enc-hail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weather-hail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rse-slf-spatk-sun-5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dmg-turn-e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reduce-sup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imm-sou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rse-slf-spe-end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order-last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phy-para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over-inc-enc-steal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rse-slf-spe-fli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add-flinch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over-inc-fish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redi-water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sturdy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imm-one-hit-ko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negate-opp-sw-mov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over-inc-fish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inc-crit-rat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over-item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pinch-bug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<text:span text:style-name="T1">rse-slf-</text:span>spe-rain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 office:value-type="string" calcext:value-type="string">
            <text:p>synchronize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over-nature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rse-slf-eva-conf</text:p>
          </table:table-cell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5T18:57:32.282621595</dc:date>
    <meta:editing-duration>PT3H23M20S</meta:editing-duration>
    <meta:editing-cycles>23</meta:editing-cycles>
    <meta:generator>LibreOffice/7.3.7.2$Linux_X86_64 LibreOffice_project/30$Build-2</meta:generator>
    <meta:document-statistic meta:table-count="1" meta:cell-count="473" meta:object-count="0"/>
  </office:meta>
</office:document-meta>
</file>